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d8d28"/>
    </style:style>
    <style:style style:name="T1" style:family="text">
      <style:text-properties officeooo:rsid="001d8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</text:span></text:p>
      <text:p text:style-name="P1"><text:span text:style-name="T1">ldap.query.pagesize=1</text:span></text:p>
      <text:p text:style-name="P1"><text:span text:style-name="T1"></text:span></text:p>
      <text:p text:style-name="P1"><text:span text:style-name="T1">#root DSE related </text:span></text:p>
      <text:p text:style-name="P1"><text:span text:style-name="T1">ldap.query.rootdse.handlerclass=org.ovirt.engine.core.authentication.ldap.DefaultRootDSEQueryHandler</text:span></text:p>
      <text:p text:style-name="P1"><text:span text:style-name="T1">ldap.query.rootdse.mapping.namingcontexts=namingContexts</text:span></text:p>
      <text:p text:style-name="P1"><text:span text:style-name="T1"></text:span></text:p>
      <text:p text:style-name="P1"><text:span text:style-name="T1">#search translations</text:span></text:p>
      <text:p text:style-name="P1"><text:span text:style-name="T1">ldap.search.$GIVENNAME=givenname</text:span></text:p>
      <text:p text:style-name="P1"><text:span text:style-name="T1">ldap.search.$USER_ACCOUNT_TYPE=&amp;(objectClass=posixAccount)(objectClass=krbPrincipalAux)</text:span></text:p>
      <text:p text:style-name="P1"><text:span text:style-name="T1">ldap.search.$PRINCIPAL_NAME=krbPrincipalName</text:span></text:p>
      <text:p text:style-name="P1"><text:span text:style-name="T1">ldap.search.$LDAP_GROUP_CATEGORY=objectClass=ipaUserGroup</text:span></text:p>
      <text:p text:style-name="P1"><text:span text:style-name="T1">ldap.search.$CN=cn</text:span></text:p>
      <text:p text:style-name="P1"><text:span text:style-name="T1">ldap.search.$USER_ACCOUNT_NAME=uid</text:span></text:p>
      <text:p text:style-name="P1"><text:span text:style-name="T1">ldap.search.$SAMACCOUNTNAME=SAMACCOUNTNAME</text:span></text:p>
      <text:p text:style-name="P1"><text:span text:style-name="T1">ldap.search.$SN=SN</text:span></text:p>
      <text:p text:style-name="P1"><text:span text:style-name="T1">ldap.search.$DEPARTMENT=DEPARTMENT</text:span></text:p>
      <text:p text:style-name="P1"><text:span text:style-name="T1">ldap.search.$TITLE=TITLE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#user queries</text:span></text:p>
      <text:p text:style-name="P1"><text:span text:style-name="T1"></text:span></text:p>
      <text:p text:style-name="P1"><text:span text:style-name="T1">ldap.query.user.mapping.id=ipaUniqueId</text:span></text:p>
      <text:p text:style-name="P1"><text:span text:style-name="T1">ldap.query.user.mapping.name=krbPrincipalName</text:span></text:p>
      <text:p text:style-name="P1"><text:span text:style-name="T1">ldap.query.user.mapping.firstName=givenname</text:span></text:p>
      <text:p text:style-name="P1"><text:span text:style-name="T1">ldap.query.user.mapping.lastName=sn</text:span></text:p>
      <text:p text:style-name="P1"><text:span text:style-name="T1">ldap.query.user.mapping.email=mail</text:span></text:p>
      <text:p text:style-name="P1"><text:span text:style-name="T1">ldap.query.user.mapping.title=title</text:span></text:p>
      <text:p text:style-name="P1"><text:span text:style-name="T1">ldap.query.user.mapping.memberof=memberof</text:span></text:p>
      <text:p text:style-name="P1"><text:span text:style-name="T1">ldap.query.user.mapping.department=department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ldap.query.getUserByGuid.multiple=false</text:span></text:p>
      <text:p text:style-name="P1"><text:span text:style-name="T1">ldap.query.getUserByGuid.template=(ipaUniqueID=%1$s)</text:span></text:p>
      <text:p text:style-name="P1"><text:span text:style-name="T1"></text:span></text:p>
      <text:p text:style-name="P1"><text:span text:style-name="T1">ldap.query.getUserByName.multiple=false</text:span></text:p>
      <text:p text:style-name="P1"><text:span text:style-name="T1">ldap.query.getUserByName.template=(&amp;(objectClass=posixAccount)(objectClass=krbPrincipalAux)(uid=%1$s))</text:span></text:p>
      <text:p text:style-name="P1"><text:span text:style-name="T1"></text:span></text:p>
      <text:p text:style-name="P1"><text:span text:style-name="T1">#group queries</text:span></text:p>
      <text:p text:style-name="P1"><text:span text:style-name="T1"></text:span></text:p>
      <text:p text:style-name="P1"><text:span text:style-name="T1">ldap.query.group.mapping.id=ipaUniqueId</text:span></text:p>
      <text:p text:style-name="P1"><text:span text:style-name="T1">ldap.query.group.mapping.memberof=memberof</text:span></text:p>
      <text:p text:style-name="P1"><text:span text:style-name="T1">ldap.query.group.mapping.name=distinguishedname</text:span></text:p>
      <text:p text:style-name="P1"><text:span text:style-name="T1"></text:span></text:p>
      <text:p text:style-name="P1"><text:soft-page-break/><text:span text:style-name="T1"></text:span></text:p>
      <text:p text:style-name="P1"><text:span text:style-name="T1">ldap.query.getGroupByName.multiple=false</text:span></text:p>
      <text:p text:style-name="P1"><text:span text:style-name="T1">ldap.query.getGroupByName.template=(&amp;(objectClass=ipaUserGroup)(cn=%1$s)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ir Zaslavsky</meta:initial-creator>
    <meta:creation-date>2014-01-21T01:10:44</meta:creation-date>
    <dc:date>2014-01-21T01:11:04</dc:date>
    <dc:creator>Yair Zaslavsky</dc:creator>
    <meta:editing-duration>P0D</meta:editing-duration>
    <meta:editing-cycles>1</meta:editing-cycles>
    <meta:document-statistic meta:table-count="0" meta:image-count="0" meta:object-count="0" meta:page-count="2" meta:paragraph-count="50" meta:word-count="39" meta:character-count="1471" meta:non-whitespace-character-count="1415"/>
    <meta:generator>LibreOffice/3.6$Linux_X86_64 LibreOffice_project/360m1$Build-2</meta:generator>
  </office:meta>
</office:document-meta>
</file>